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weight="normal" officeooo:rsid="0016371f" officeooo:paragraph-rsid="001d9c26" style:font-weight-asian="normal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weight="normal" officeooo:rsid="001c4c25" officeooo:paragraph-rsid="001c4c25" style:font-weight-asian="normal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fo:font-weight="bold" officeooo:rsid="0013adde" officeooo:paragraph-rsid="001b370c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fo:font-weight="bold" officeooo:rsid="001b370c" officeooo:paragraph-rsid="001b370c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fo:font-weight="bold" officeooo:rsid="001b370c" officeooo:paragraph-rsid="001d9c26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fo:font-weight="bold" officeooo:rsid="001b370c" officeooo:paragraph-rsid="001f1ec3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text-underline-style="none" fo:font-weight="normal" officeooo:rsid="0013adde" officeooo:paragraph-rsid="001b370c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text-underline-style="none" fo:font-weight="normal" officeooo:rsid="0013adde" officeooo:paragraph-rsid="001c4c25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text-underline-style="none" fo:font-weight="normal" officeooo:rsid="0013adde" officeooo:paragraph-rsid="001f1ec3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text-underline-style="none" fo:font-weight="normal" officeooo:rsid="0016371f" officeooo:paragraph-rsid="001d9c26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text-underline-style="none" fo:font-weight="normal" officeooo:rsid="0017ad76" officeooo:paragraph-rsid="001b370c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text-underline-style="none" fo:font-weight="normal" officeooo:rsid="001c4c25" officeooo:paragraph-rsid="001c4c2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9c26"/>
    </style:style>
    <style:style style:name="T4" style:family="text">
      <style:text-properties officeooo:rsid="00151628"/>
    </style:style>
    <style:style style:name="T5" style:family="text">
      <style:text-properties officeooo:rsid="00176c7f"/>
    </style:style>
    <style:style style:name="T6" style:family="text">
      <style:text-properties officeooo:rsid="0018908f"/>
    </style:style>
    <style:style style:name="T7" style:family="text">
      <style:text-properties officeooo:rsid="001c4c25"/>
    </style:style>
    <style:style style:name="T8" style:family="text">
      <style:text-properties officeooo:rsid="001d9c26"/>
    </style:style>
    <style:style style:name="T9" style:family="text">
      <style:text-properties officeooo:rsid="001f1ec3"/>
    </style:style>
    <style:style style:name="T10" style:family="text">
      <style:text-properties officeooo:rsid="00205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Justification</text:p>
      <text:p text:style-name="P7"><text:span text:style-name="T4">The Beyond Limits charity</text:span> need a website in order to be able to promote their <text:span text:style-name="T6">events and relay information about them</text:span>. <text:span text:style-name="T4">So far, most of their communication with people that are interested in their services is happening through Facebook but its a limited medium and taking into account that not all people own a Facebook account it would help them a lot if they could promote their charity through their own website.</text:span></text:p>
      <text:p text:style-name="P3">Project Description <text:span text:style-name="T9">and Boundaries</text:span></text:p>
      <text:p text:style-name="P7">To develop a fully-functioning website under the <text:span text:style-name="T5">specifications</text:span> of the charity Beyond Limits. <text:span text:style-name="T5">The website should be </text:span>simple to use for both the visitors and the admin<text:span text:style-name="T5">istrators</text:span>. <text:span text:style-name="T9">The project also involves creating a system for the admins to be able to control the website. The project doesn’t involve creating a server to host the website or help them in other areas such as branding or marketing.</text:span></text:p>
      <text:p text:style-name="P4">User Base</text:p>
      <text:p text:style-name="P8">User base is <text:span text:style-name="T7">mainly divided</text:span> into <text:span text:style-name="T7">two categories,</text:span> <text:span text:style-name="T1">public</text:span> and <text:span text:style-name="T1">admins</text:span><text:span text:style-name="T8">(with special access)</text:span>. Public will consist of <text:span text:style-name="T7">sub-categories of:</text:span></text:p>
      <text:p text:style-name="P8"><text:span text:style-name="T7">1. P</text:span>eople who seek help <text:span text:style-name="T7">from the charity</text:span></text:p>
      <text:p text:style-name="P8"><text:span text:style-name="T7">2. Potential volunteers that need to find information and apply through the website</text:span> </text:p>
      <text:p text:style-name="P8"><text:span text:style-name="T7">3. Volunteers who need to access the website for various reasons (getting health and safety files)</text:span></text:p>
      <text:p text:style-name="P8"><text:span text:style-name="T7">4, The admins, who are going to be 3 people who have access to some restricted parts of the website like some small databases with confidential info and tools to edit parts of the website.</text:span></text:p>
      <text:p text:style-name="P12">Generally we expect the user base to have a low expertise as the charity revolves around helping the less-privileged that don’t always have access to technology.</text:p>
      <text:p text:style-name="P4">Product Vision</text:p>
      <text:p text:style-name="P8"><text:span text:style-name="T4">A </text:span>website <text:span text:style-name="T4">that is</text:span> modern and appealing while at the same time simple and minimalistic. Navigation should be intuitive <text:span text:style-name="T4">and there shouldn’t be any clatter. The admin page should follow the same rules.</text:span></text:p>
      <text:p text:style-name="P4">Project Deliverables, <text:span text:style-name="T7">Features and Tasks.</text:span></text:p>
      <text:p text:style-name="P2"><text:span text:style-name="T2">We will be split into two sub-teams, one responsible for the front-end and the other responsible for the back-end of the website. Mainly the first sub-team will be in charge of design and style of the website. </text:span><text:span text:style-name="T3">Design should be modern and functional so that navigation and general use of the website is simple enough for everybody to use. The latter team is tasked to create a system on the website through the admins (the client) will be able to control and edit aspects of the website in order to customize and add content. We will create a login page that has three accounts for the admins. There will also be a database that the admins can access where they can store, sort and search information about people that they have helped.</text:span></text:p>
      <text:p text:style-name="P5">Product Goals/Deadlines</text:p>
      <text:p text:style-name="P1">Requirement Specification – 16/10/18</text:p>
      <text:p text:style-name="P1">First Prototype – 07/12/18</text:p>
      <text:p text:style-name="P1"><text:tab/><text:span text:style-name="T8">Very early look of the website, not functioning. This prototype will give the team a chance to <text:tab/>understand better what the client wants based on the criticism that we will get.</text:span></text:p>
      <text:p text:style-name="P1">Second Prototype – 08/02/19</text:p>
      <text:p text:style-name="P1"><text:tab/><text:span text:style-name="T8">Working prototype. At this point most of the features will be implemented and will provide <text:tab/>the client with a chance to look at the prospective website and decide the final changes that <text:tab/>they want to make. Of course, by that point they will be limited in terms of what things they <text:tab/>will be able to change.</text:span></text:p>
      <text:p text:style-name="P10">Final Product – 14/03/19</text:p>
      <text:p text:style-name="P10"><text:tab/><text:span text:style-name="T8">Product delivered as close to the description that the client gave. Instructions on how to <text:tab/>access the admin page and how to edit the different pages should be provided to the client.</text:span></text:p>
      <text:p text:style-name="P6">Features for Future Releases</text:p>
      <text:p text:style-name="P9">At a later stage in development, an archive feature can be implemented so that the admins of the website can store information that will be useful when composing the annual report. <text:span text:style-name="T10">Also, the code for the website should be documented extensively and have comments to explain the different functions so that future development is easier, even by another group.</text:span></text:p>
      <text:p text:style-name="P9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06:32.022334980</meta:creation-date>
    <dc:date>2018-11-05T19:44:51.611599964</dc:date>
    <meta:editing-duration>PT3H41M39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25" meta:word-count="631" meta:character-count="3750" meta:non-whitespace-character-count="3131"/>
  </office:meta>
</office:document-meta>
</file>